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6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021" table:default-cell-style-name="Default"/>
        <table:table-row table:style-name="ro1">
          <table:table-cell table:style-name="ce1"/>
          <table:table-cell office:value-type="string" calcext:value-type="string">
            <text:p>Rūšis</text:p>
          </table:table-cell>
          <table:table-cell office:value-type="string" calcext:value-type="string">
            <text:p>Vieta</text:p>
          </table:table-cell>
          <table:table-cell table:style-name="ce1" office:value-type="string" calcext:value-type="string">
            <text:p>Pagavimo_data</text:p>
          </table:table-cell>
          <table:table-cell table:style-name="ce1" office:value-type="string" calcext:value-type="string">
            <text:p>Lytis</text:p>
          </table:table-cell>
          <table:table-cell table:style-name="ce1" office:value-type="string" calcext:value-type="string">
            <text:p>Amžius</text:p>
          </table:table-cell>
          <table:table-cell table:style-name="ce1" office:value-type="string" calcext:value-type="string">
            <text:p>Pastabos</text:p>
          </table:table-cell>
          <table:table-cell table:style-name="ce1" office:value-type="string" calcext:value-type="string">
            <text:p>RatPyV1</text:p>
          </table:table-cell>
          <table:table-cell table:style-name="ce1" office:value-type="string" calcext:value-type="string">
            <text:p>RatPyV2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table:style-name="ce1" office:value-type="string" calcext:value-type="string">
            <text:p>Iš viso reikšmių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6" table:style-name="ce1" office:value-type="float" office:value="117" calcext:value-type="float">
            <text:p>117</text:p>
          </table:table-cell>
          <table:table-cell table:style-name="ce1" table:number-columns-repeated="1010"/>
          <table:table-cell table:number-columns-repeated="5"/>
        </table:table-row>
        <table:table-row table:style-name="ro1">
          <table:table-cell office:value-type="string" calcext:value-type="string">
            <text:p>Žinomų reikšmių skaičius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žinomų reikšmių skaiči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kalių reikšmių skaičiu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šmės</text:p>
          </table:table-cell>
          <table:table-cell table:style-name="Default" office:value-type="string" calcext:value-type="string">
            <text:p>R.norvegicus</text:p>
            <text:p>R.rattus</text:p>
            <text:p>R.rattus (ruda forma)</text:p>
          </table:table-cell>
          <table:table-cell table:style-name="Default" office:value-type="string" calcext:value-type="string">
            <text:p>Zarasų raj., Pakniškių km.</text:p>
            <text:p>Zarasų raj., Antazavės gyv.</text:p>
            <text:p>Rokiškio raj., Laibgalių km.</text:p>
            <text:p>Grubupių km., Šilutės raj.</text:p>
            <text:p>Joniškio raj., Šarūnų km.</text:p>
            <text:p>Vilniaus raj.</text:p>
            <text:p>Zarasų raj., Dusetų gyv.</text:p>
            <text:p><text:span text:style-name="T1">Rokiškio raj., Kovelių km.</text:span></text:p>
            <text:p>Vilnius, Gedimino pr.</text:p>
            <text:p>Joniškio raj., Veršių km.</text:p>
            <text:p>Gedimino pr., Vilnius</text:p>
            <text:p>Vilnius, senamiestis</text:p>
            <text:p>Panevėžio raj., Krekenava</text:p>
            <text:p>Utenos raj., Vilučių km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ekvienos reikšmės skaičius</text:p>
          </table:table-cell>
          <table:table-cell table:style-name="Default" office:value-type="string" calcext:value-type="string">
            <text:p>78</text:p>
            <text:p>33</text:p>
            <text:p>6</text:p>
          </table:table-cell>
          <table:table-cell table:style-name="Default" office:value-type="string" calcext:value-type="string">
            <text:p>68</text:p>
            <text:p>13</text:p>
            <text:p>10</text:p>
            <text:p>6</text:p>
            <text:p>6</text:p>
            <text:p>4</text:p>
            <text:p>2</text:p>
            <text:p>2</text:p>
            <text:p>1</text:p>
            <text:p>1</text:p>
            <text:p>1</text:p>
            <text:p>1</text:p>
            <text:p>1</text:p>
            <text:p>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10:17.680379898</meta:creation-date>
    <meta:generator>LibreOffice/6.0.6.2$Linux_X86_64 LibreOffice_project/00m0$Build-2</meta:generator>
    <dc:date>2018-12-13T16:37:54.201320188</dc:date>
    <meta:editing-duration>PT5M58S</meta:editing-duration>
    <meta:editing-cycles>2</meta:editing-cycles>
    <meta:document-statistic meta:table-count="1" meta:cell-count="32" meta:object-count="0"/>
  </office:meta>
</office:document-meta>
</file>